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60000005ED9DA6F72.png" manifest:media-type="image/png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justify" style:justify-single-word="false"/>
      <style:text-properties officeooo:paragraph-rsid="003e154a"/>
    </style:style>
    <style:style style:name="P3" style:family="paragraph" style:parent-style-name="Text_20_body">
      <style:paragraph-properties fo:text-align="center" style:justify-single-word="false"/>
      <style:text-properties officeooo:paragraph-rsid="002f1549"/>
    </style:style>
    <style:style style:name="P4" style:family="paragraph" style:parent-style-name="Text_20_body">
      <style:paragraph-properties fo:text-align="center" style:justify-single-word="false"/>
      <style:text-properties style:font-name="Arial1" fo:font-size="18pt" officeooo:rsid="003e154a" officeooo:paragraph-rsid="003e154a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3fffb9" officeooo:paragraph-rsid="003fffb9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paragraph-rsid="002f1549"/>
    </style:style>
    <style:style style:name="P7" style:family="paragraph" style:parent-style-name="Text_20_body">
      <style:paragraph-properties fo:text-align="center" style:justify-single-word="false"/>
      <style:text-properties fo:font-size="18pt" officeooo:rsid="003e154a" officeooo:paragraph-rsid="002f1549" style:font-size-asian="18pt" style:font-size-complex="18pt"/>
    </style:style>
    <style:style style:name="P8" style:family="paragraph" style:parent-style-name="Text_20_body">
      <style:paragraph-properties fo:margin-left="0.161cm" fo:margin-right="0.16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8pt" officeooo:rsid="003e154a" officeooo:paragraph-rsid="003e154a" style:font-size-asian="18pt" style:font-size-complex="18pt"/>
    </style:style>
    <style:style style:name="P9" style:family="paragraph" style:parent-style-name="Text_20_body">
      <style:paragraph-properties fo:margin-left="0.161cm" fo:margin-right="0.16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8pt" officeooo:rsid="00411078" officeooo:paragraph-rsid="00413c05" style:font-size-asian="18pt" style:font-size-complex="18pt"/>
    </style:style>
    <style:style style:name="P10" style:family="paragraph" style:parent-style-name="Text_20_body">
      <style:paragraph-properties fo:margin-left="0.161cm" fo:margin-right="0.161cm" fo:text-align="justify" style:justify-single-word="false" fo:text-indent="0cm" style:auto-text-indent="false"/>
      <style:text-properties style:font-name="Arial" fo:font-size="18pt" fo:font-style="normal" fo:font-weight="normal" officeooo:rsid="00411078" officeooo:paragraph-rsid="00411078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1" style:family="paragraph" style:parent-style-name="Heading_20_1">
      <style:paragraph-properties fo:text-align="center" style:justify-single-word="false"/>
      <style:text-properties officeooo:paragraph-rsid="002f1549"/>
    </style:style>
    <style:style style:name="T1" style:family="text">
      <style:text-properties style:font-name="Arial" fo:font-style="italic" fo:font-weight="bold" style:font-name-asian="SimSun" style:font-style-asian="italic" style:font-weight-asian="bold" style:font-name-complex="Tahoma" style:font-style-complex="italic" style:font-weight-complex="bold"/>
    </style:style>
    <style:style style:name="T2" style:family="text">
      <style:text-properties style:font-name="Arial" fo:font-style="italic" fo:font-weight="bold" officeooo:rsid="002f8363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Arial" fo:font-style="italic" fo:font-weight="bold" officeooo:rsid="00413c05" style:font-name-asian="SimSun" style:font-style-asian="italic" style:font-weight-asian="bold" style:font-name-complex="Tahoma" style:font-style-complex="italic" style:font-weight-complex="bold"/>
    </style:style>
    <style:style style:name="T4" style:family="text">
      <style:text-properties style:font-name="Arial" fo:font-style="normal" fo:font-weight="normal" officeooo:rsid="002f8363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font-name="Arial1" fo:font-style="italic" fo:font-weight="bold" officeooo:rsid="003e154a" style:font-name-asian="SimSun" style:font-style-asian="italic" style:font-weight-asian="bold" style:font-name-complex="Tahoma" style:font-style-complex="italic" style:font-weight-complex="bold"/>
    </style:style>
    <style:style style:name="T6" style:family="text">
      <style:text-properties style:font-name="Arial1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T7" style:family="text">
      <style:text-properties style:font-name="Arial1" fo:font-style="italic" fo:font-weight="normal" officeooo:rsid="003e154a" style:font-name-asian="SimSun" style:font-style-asian="italic" style:font-weight-asian="normal" style:font-name-complex="Tahoma" style:font-style-complex="italic" style:font-weight-complex="normal"/>
    </style:style>
    <style:style style:name="T8" style:family="text">
      <style:text-properties style:font-name="Arial1"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style="italic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font-name-asian="SimSun" style:font-style-asian="italic" style:font-name-complex="Tahoma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p text:style-name="P3"/>
      <text:p text:style-name="P3"/>
      <text:p text:style-name="P5">Attestation de Bourse</text:p>
      <text:p text:style-name="P3"/>
      <text:p text:style-name="P7"/>
      <text:p text:style-name="P9"><text:tab/>Le Directeur de la Fédération Royale Marocaine d'Athlétisme (FRMA), siégeant au Complexe Sportif Prince Moulay Abdellah à Rabat, atteste par la présente que Monsieur <text:span text:style-name="T2"><text:text-input text:description="&lt;o.name_at&gt;">nom</text:text-input></text:span><text:span text:style-name="T2"> <text:s/></text:span><text:span text:style-name="T2"><text:text-input text:description="&lt;o.prenom&gt;">Prenom</text:text-input></text:span><text:span text:style-name="T2"> </text:span><text:span text:style-name="T7">, titulaire de la CIN n° - - </text:span><text:span text:style-name="T2"><text:text-input text:description="&lt;o.cin&gt;">cin</text:text-input></text:span><text:span text:style-name="T7"> , fait partie de l’équipe Nationale Marocaine, il est pris en charge par la Fédération Royale Marocaine d’Athlétisme et perçoit une Bourse mensuelle de <text:s/></text:span><text:span text:style-name="T3"><text:text-input text:description="&lt;o.montantbourse&gt;">Montant bourse</text:text-input></text:span><text:span text:style-name="T7"> </text:span><text:span text:style-name="T6">Dirhams pour la saison sportive </text:span><text:span text:style-name="T2"><text:text-input text:description="&lt;o.saison_id.name&gt;">SIASON</text:text-input></text:span><text:span text:style-name="T2">.</text:span></text:p>
      <text:p text:style-name="P9"><text:span text:style-name="T2"/></text:p>
      <text:p text:style-name="P10"><text:tab/>La présente attestation est délivrée à l’intéressé sur sa demande pour servir et valoir ce que de droit.</text:p>
      <text:p text:style-name="P3"/>
      <text:p text:style-name="P3"/>
      <text:p text:style-name="P3"/>
      <text:p text:style-name="P3"/>
      <text:p text:style-name="P4">Rabat, l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11pt" style:font-size-asian="11pt" style:font-size-complex="11pt"/>
    </style:style>
    <style:style style:name="MP2" style:family="paragraph" style:parent-style-name="Footer">
      <style:paragraph-properties fo:text-align="justify" style:justify-single-word="false"/>
      <style:text-properties officeooo:paragraph-rsid="003e154a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0.999cm" svg:height="4.263cm" draw:z-index="0"><draw:image xlink:href="Pictures/10000201000006FE0000015414B0FB95.png" xlink:type="simple" xlink:show="embed" xlink:actuate="onLoad"/></draw:frame></text:p>
        <text:p text:style-name="Header"/>
        <text:p text:style-name="Header"/>
      </style:header>
      <style:footer>
        <text:p text:style-name="MP1"><draw:frame draw:style-name="Mfr2" draw:name="Image2" text:anchor-type="paragraph" svg:x="-1.471cm" svg:y="0cm" svg:width="19.992cm" svg:height="2.307cm" draw:z-index="1"><draw:image xlink:href="Pictures/10000000000003C60000005ED9DA6F72.png" xlink:type="simple" xlink:show="embed" xlink:actuate="onLoad"/></draw:frame></text:p>
        <text:p text:style-name="MP2"/>
        <text:p text:style-name="Footer"/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21:57:18.014195990</dc:date>
    <meta:editing-duration>P1DT2H13M44S</meta:editing-duration>
    <meta:editing-cycles>218</meta:editing-cycles>
    <meta:generator>LibreOffice/4.2.8.2$Linux_X86_64 LibreOffice_project/420m0$Build-2</meta:generator>
    <dc:title>Aeroo Reports demo template, developed by Alistek</dc:title>
    <meta:document-statistic meta:table-count="0" meta:image-count="2" meta:object-count="0" meta:page-count="1" meta:paragraph-count="4" meta:word-count="102" meta:character-count="571" meta:non-whitespace-character-count="475"/>
    <meta:user-defined meta:name="Info 1"/>
    <meta:user-defined meta:name="Info 2"/>
    <meta:user-defined meta:name="Info 3"/>
    <meta:user-defined meta:name="Info 4"/>
  </office:meta>
</office:document-meta>
</file>